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0.282cm" loext:contextual-spacing="false" fo:line-height="108%" fo:text-align="start" style:justify-single-word="false" fo:orphans="2" fo:widows="2" style:writing-mode="lr-tb"/>
    </style:style>
    <style:style style:name="P2" style:family="paragraph" style:parent-style-name="List_20_Paragraph" style:list-style-name="WWNum1" style:master-page-name="Standard">
      <style:paragraph-properties style:page-number="auto"/>
    </style:style>
    <style:style style:name="gr1" style:family="graphic">
      <style:graphic-properties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12435816787942578" text:style-name="WWNum1">
        <text:list-item>
          <text:p text:style-name="P2"><text:bookmark text:name="_GoBack"/>MICHELARD Anthony</text:p>
        </text:list-item>
      </text:list>
      <text:p text:style-name="Standard"/>
      <text:p text:style-name="Standard">Rapport projet séance du 14/12/2018 :</text:p>
      <text:p text:style-name="Standard">Lors de cette séance, l'objectif principal de mon travail était de pouvoir régler l’heure grâce à la rtc et ainsi l’afficher sur l’écran lcd.</text:p>
      <text:p text:style-name="Standard">Avant de venir à la séance, j'avais cherché des programmes pour régler l'heure de la rtc mais il y avait un problème puisque l’heure affichée n'était pas du tout correcte et ne variait pas. J’ai donc codé un programme qui affichait l’heure et qui variait chaque seconde mais il y avait deux problèmes : il fallait régler l’heure avant chaque téléversement et le programme utilisait un delay de 1000ms pour que l’heure « avance » chaque seconde mais le manque de précision du delay faisait que le programme perdrait environ 1 seconde par minute ce qui est assez problématique si on règle son réveil au moins 8 heures avant on perdait 8 minutes de précision sur la vraie heure.</text:p>
      <text:p text:style-name="Standard"/>
      <text:p text:style-name="Standard"><text:s/>Durant la séance, j’ai trouvé un programme qui fonctionne et maintenant l’heure est « à l’heure » mais les minutes sont en retard de 5 minutes et il y a une seconde de retard, je crois que ce problème est du au fait que j’ai téléversé le programme quelques minutes après avoir réglé les paramètres de la fonction rtc.adjust censée donner l’heure actuelle.</text:p>
      <text:p text:style-name="Standard"/>
      <text:p text:style-name="Standard">En fin de séance, j’ai cherché sur internet des programmes pour choisir l'alarme du buzzer. </text:p>
      <text:p text:style-name="Standard"/>
      <text:p text:style-name="P1">Entre les deux séances, je vais donc essayer de faire sonner le buzzer à une heure donnée et d’arranger le problème des 5 minutes de retard de la rtc.</text:p>
      <text:p text:style-name="P1"><draw:frame text:anchor-type="paragraph" draw:z-index="0" draw:style-name="gr1" svg:width="12.867cm" svg:height="8.377cm" svg:x="0.882cm" svg:y="0.319cm"><draw:plugin xlink:href="../received_2040466856037793.mp4" xlink:type="simple" xlink:show="embed" xlink:actuate="onLoad" draw:mime-type="application/vnd.sun.star.media"><draw:param draw:name="Loop" draw:value="false"/><draw:param draw:name="Mute" draw:value="false"/><draw:param draw:name="VolumeDB" draw:value="0"/></draw:plugin></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F" style:font-size-asian="10pt" style:language-asian="fr" style:country-asian="F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F" style:font-size-asian="10pt" style:language-asian="fr" style:country-asian="F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fr" fo:country="FR" style:font-name-asian="F" style:font-family-generic-asian="system" style:font-pitch-asian="variable" style:font-size-asian="11pt" style:language-asian="fr" style:country-asian="FR"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20:49:00</meta:creation-date>
    <meta:initial-creator>anthony michelard</meta:initial-creator>
    <dc:language>fr-FR</dc:language>
    <dc:date>2018-12-15T11:18:08.456185957</dc:date>
    <meta:editing-cycles>5</meta:editing-cycles>
    <meta:editing-duration>PT23M7S</meta:editing-duration>
    <meta:generator>LibreOffice/5.1.6.2$Linux_X86_64 LibreOffice_project/10m0$Build-2</meta:generator>
    <meta:document-statistic meta:table-count="0" meta:image-count="0" meta:object-count="0" meta:page-count="1" meta:paragraph-count="7" meta:word-count="259" meta:character-count="1469" meta:non-whitespace-character-count="12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